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ador de tarifas:</text:p>
      <text:p text:style-name="P1"/>
      <text:p text:style-name="P1">--------------------------------------------------------------------------------</text:p>
      <text:p text:style-name="P1">--------------------------------------------------------------------------------</text:p>
      <text:p text:style-name="P2"/>
      <text:p text:style-name="P2">Clases:</text:p>
      <text:p text:style-name="P1"/>
      <text:p text:style-name="P1"><text:span text:style-name="T1">Tarifa:</text:span> Almacena los datos de cada tarifa, una tarifa puede ser una tarifa de móvil, que contiene datos adicionales a los de una tarifa común, por eso se relaciona con una generalización .</text:p>
      <text:p text:style-name="P1"/>
      <text:p text:style-name="P3">Atributos:</text:p>
      <text:p text:style-name="P1"/>
      <text:p text:style-name="P1"><text:span text:style-name="T2">precio:</text:span><text:span text:style-name="T3"> A</text:span>lmacena el precio de la contratación de la tarifa.</text:p>
      <text:p text:style-name="P1"/>
      <text:p text:style-name="P1"><text:span text:style-name="T2">url:</text:span> Link a la página oficial de la tarifa.</text:p>
      <text:p text:style-name="P1"/>
      <text:p text:style-name="P1"><text:span text:style-name="T2">permanencia:</text:span> Cantidad de meses que se tiene de permanencia.</text:p>
      <text:p text:style-name="P1"/>
      <text:p text:style-name="P1"><text:span text:style-name="T2">ofertas:</text:span> Ofertas de cada tarifa. Puede ser una o muchas. Son ofertas: regalos de móvil, gb gratis a partir de cierto gasto, etc... Se guarda como una frase en un String.</text:p>
      <text:p text:style-name="P1"/>
      <text:p text:style-name="P1"><text:span text:style-name="T2">puntuacionMedia:</text:span> Puntuación media de la tarifa.</text:p>
      <text:p text:style-name="P1"/>
      <text:p text:style-name="P3">Métodos:</text:p>
      <text:p text:style-name="P1"/>
      <text:p text:style-name="P1"><text:span text:style-name="T2">buscarTarifas:</text:span> Filtra las tarifas en base a una búsqueda del usuario </text:p>
      <text:p text:style-name="P1"/>
      <text:p text:style-name="P1">--------------------------------------------------------------------------------</text:p>
      <text:p text:style-name="P1"/>
      <text:p text:style-name="P1"><text:span text:style-name="T1">TarifaMovil:</text:span> Contiene tarifas de móvil. Es una tarifa con datos adicionales.</text:p>
      <text:p text:style-name="P1"/>
      <text:p text:style-name="P3">Atributos:</text:p>
      <text:p text:style-name="P1"><text:soft-page-break/></text:p>
      <text:p text:style-name="P1"><text:span text:style-name="T2">gb:</text:span> Cantidad de datos de Internet a contratar.</text:p>
      <text:p text:style-name="P1"/>
      <text:p text:style-name="P1"><text:span text:style-name="T2">precioLlamadas:</text:span> Precio de las llamadas para tarifas de móvil.</text:p>
      <text:p text:style-name="P1"/>
      <text:p text:style-name="P1"><text:span text:style-name="T2">precioSMS:</text:span> Precio de los SMS para tarifas móvil.</text:p>
      <text:p text:style-name="P1"/>
      <text:p text:style-name="P1">--------------------------------------------------------------------------------</text:p>
      <text:p text:style-name="P1"/>
      <text:p text:style-name="P1"><text:span text:style-name="T1">Compañía: </text:span>Base de datos con todas las compañías de las que se van a extraer las tarifas.</text:p>
      <text:p text:style-name="P1"/>
      <text:p text:style-name="P3">Atributos:</text:p>
      <text:p text:style-name="P1"/>
      <text:p text:style-name="P1"><text:span text:style-name="T2">nombre:</text:span> Nombre de la compañía</text:p>
      <text:p text:style-name="P1"/>
      <text:p text:style-name="P1"><text:span text:style-name="T2">pais:</text:span> País donde opera la compañía</text:p>
      <text:p text:style-name="P1"/>
      <text:p text:style-name="P1"><text:span text:style-name="T2">web:</text:span> Url de la página de inicio de la compañía</text:p>
      <text:p text:style-name="P7"/>
      <text:p text:style-name="P7">--------------------------------------------------------------------------------</text:p>
      <text:p text:style-name="P7"/>
      <text:p text:style-name="P1"><text:span text:style-name="T1">Comentario: </text:span>Opinión del cliente sobre la tarifa o compañía. Esto engloba a su puntuación dada y su redacción opinando sobre lo puntuado. No es posible puntuar sin comentar y viceversa.</text:p>
      <text:p text:style-name="P1"/>
      <text:p text:style-name="P3">Atributos:</text:p>
      <text:p text:style-name="P1"/>
      <text:p text:style-name="P1"><text:span text:style-name="T2">puntuacion:</text:span> Puntuación dada por el usuario a la tarifa o compañía.</text:p>
      <text:p text:style-name="P1"/>
      <text:p text:style-name="P1"><text:span text:style-name="T2">opinion:</text:span> Texto escrito que el usuario publica como comentario. La opinión puede ser sobre la tarifa o sobre la compañía que la oferta, por ello no se ofrece la posibilidad de comentar cada compañía en un apartado independiente.</text:p>
      <text:p text:style-name="P1"/>
      <text:p text:style-name="P1"><text:soft-page-break/>--------------------------------------------------------------------------------</text:p>
      <text:p text:style-name="P1"/>
      <text:p text:style-name="P1"><text:span text:style-name="T1">Usuario:</text:span> Almacena los datos de usuario.</text:p>
      <text:p text:style-name="P5"/>
      <text:p text:style-name="P4">Atributos:</text:p>
      <text:p text:style-name="P8"/>
      <text:p text:style-name="P1"><text:span text:style-name="T2">nombre:</text:span> Nombre de usuario.</text:p>
      <text:p text:style-name="P1"/>
      <text:p text:style-name="P1"><text:span text:style-name="T4">email:</text:span> Correo electrónico de registro.</text:p>
      <text:p text:style-name="P1"/>
      <text:p text:style-name="P1"><text:span text:style-name="T2">contraseña:</text:span> Contraseña del usuario.</text:p>
      <text:p text:style-name="P1"/>
      <text:p text:style-name="P3">Métodos:</text:p>
      <text:p text:style-name="P1"/>
      <text:p text:style-name="P1"><text:span text:style-name="T2">iniciarSesion:</text:span> Método para iniciar sesión de usuario.</text:p>
      <text:p text:style-name="P1"/>
      <text:p text:style-name="P1"><text:span text:style-name="T2">registrarse:</text:span> Registro de usuario.</text:p>
      <text:p text:style-name="P1"/>
      <text:p text:style-name="P1"><text:span text:style-name="T2">ComprobarSesion:</text:span> Comprueba si la sesión está iniciada para permitir al usuario comentar o llevarle a la página de inicio de sesión si no.</text:p>
      <text:p text:style-name="P1"/>
      <text:p text:style-name="P1">--------------------------------------------------------------------------------</text:p>
      <text:p text:style-name="P1"/>
      <text:p text:style-name="P1"><text:span text:style-name="T1">Administrador:</text:span> Usuario con privilegios adicionales sobre la web. Puede modificar compañías y tarifas, borrar comentarios y tarifas y banear usuarios.</text:p>
      <text:p text:style-name="P1"/>
      <text:p text:style-name="P3">Métodos:</text:p>
      <text:p text:style-name="P3"/>
      <text:p text:style-name="P6">modificarCompañía:<text:span text:style-name="T3"> El Administrador modifica los parámetros de una compañía o la elimina. </text:span></text:p>
      <text:p text:style-name="P6"/>
      <text:p text:style-name="P6">ModificarTarifa:<text:span text:style-name="T3"> <text:s/>El Administrador modifica los parámetros de una tarifa o la elimina.</text:span></text:p>
      <text:p text:style-name="P9"><text:soft-page-break/></text:p>
      <text:p text:style-name="P6">BorrarComentario:<text:span text:style-name="T3"> El Administrador borra los comentarios que considera oportuno. El Administrador no puede modificar un comentario de un usuario, solo eliminarlo.</text:span></text:p>
      <text:p text:style-name="P6"/>
      <text:p text:style-name="P6">banearUsuario:<text:span text:style-name="T3"> El Administrador puede eliminar un usuario de la base de datos para evitar que vuelva a iniciar sesión. Al hacer esto se borran sus comentarios en todas las tarifas.</text:span></text:p>
      <text:p text:style-name="P1"/>
      <text:p text:style-name="P1">--------------------------------------------------------------------------------</text:p>
      <text:p text:style-name="P1">--------------------------------------------------------------------------------</text:p>
      <text:p text:style-name="P1"/>
      <text:p text:style-name="P2">Relaciones:</text:p>
      <text:p text:style-name="P1"/>
      <text:p text:style-name="P1"><text:span text:style-name="T1">Compañía - Tarifa:</text:span> Relación de composición. Una compañía tiene 0 o muchas tarifas. Si la compañía es nueva o el administrador la incluye a mano puede no tener tarifas aún.</text:p>
      <text:p text:style-name="P1"/>
      <text:p text:style-name="P1"><text:span text:style-name="T1">Tarifa - TarifaMovil:</text:span> Relación de generalización. Una tarifa móvil es un tipo de tarifa.</text:p>
      <text:p text:style-name="P1"/>
      <text:p text:style-name="P1"><text:span text:style-name="T1">Administrador - Usuario:</text:span> Relación de generalización. Un Administrador es un Usuario con ciertos permisos extra.</text:p>
      <text:p text:style-name="P1"/>
      <text:p text:style-name="P1"><text:span text:style-name="T1">(Comentario, Usuario) - Tarifa: </text:span>Relación de clase de asociación. Comentario y Usuario se relacionan a través de una tarifa, donde el usuario publica un coment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24T14:04:37.91</meta:creation-date>
    <dc:date>2019-05-24T14:53:37.42</dc:date>
    <meta:editing-duration>PT42M33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4" meta:paragraph-count="54" meta:word-count="516" meta:character-count="3934"/>
  </office:meta>
</office:document-meta>
</file>